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0b6" officeooo:paragraph-rsid="00146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Pinata Gateway API</text:p>
      <text:p text:style-name="P1"/>
      <text:p text:style-name="Standard">API Key: 8d8992b16b94fbf560bc</text:p>
      <text:p text:style-name="Standard">API Secret: f5c5b1e1eb6b4d293c2c068868588b4f252c0eb460c641d784245abc9f673ac2</text:p>
      <text:p text:style-name="Standard">JWT: eyJhbGciOiJIUzI1NiIsInR5cCI6IkpXVCJ9.eyJ1c2VySW5mb3JtYXRpb24iOnsiaWQiOiI2NWYxZjY1OS0yODcyLTQ5MTEtYTc0ZC0yMjkyOWMxYzdhM2YiLCJlbWFpbCI6ImI0MDM3NDI5QG15LnNodS5hYy51ayIsImVtYWlsX3ZlcmlmaWVkIjp0cnVlLCJwaW5fcG9saWN5Ijp7InJlZ2lvbnMiOlt7ImRlc2lyZWRSZXBsaWNhdGlvbkNvdW50IjoxLCJpZCI6IkZSQTEifSx7ImRlc2lyZWRSZXBsaWNhdGlvbkNvdW50IjoxLCJpZCI6Ik5ZQzEifV0sInZlcnNpb24iOjF9LCJtZmFfZW5hYmxlZCI6ZmFsc2UsInN0YXR1cyI6IkFDVElWRSJ9LCJhdXRoZW50aWNhdGlvblR5cGUiOiJzY29wZWRLZXkiLCJzY29wZWRLZXlLZXkiOiI4ZDg5OTJiMTZiOTRmYmY1NjBiYyIsInNjb3BlZEtleVNlY3JldCI6ImY1YzViMWUxZWI2YjRkMjkzYzJjMDY4ODY4NTg4YjRmMjUyYzBlYjQ2MGM2NDFkNzg0MjQ1YWJjOWY2NzNhYzIiLCJleHAiOjE3NTMwMjMwNTl9.L3QJNAg4pZ7hXIuxqZL2lsBKRMdejrMDkFb4iMOyTcw</text:p>
      <text:p text:style-name="Standard"/>
      <text:p text:style-name="Standard"/>
      <text:p text:style-name="Standard"/>
      <text:p text:style-name="Standard">/home/olusogo/Downloads/smart-health-system/data_storage/.env.loc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5:51:52.749327921</meta:creation-date>
    <dc:date>2024-08-26T21:22:32.178895907</dc:date>
    <meta:editing-duration>PT13M2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2" meta:character-count="880" meta:non-whitespace-character-count="873"/>
  </office:meta>
</office:document-meta>
</file>